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04712" officeooo:paragraph-rsid="00004712"/>
    </style:style>
    <style:style style:name="P2" style:family="paragraph" style:parent-style-name="Standard">
      <style:text-properties officeooo:paragraph-rsid="00004712"/>
    </style:style>
    <style:style style:name="P3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004712" officeooo:paragraph-rsid="00004712" fo:background-color="#1e1e1e"/>
    </style:style>
    <style:style style:name="P5" style:family="paragraph" style:parent-style-name="Standard">
      <style:text-properties officeooo:paragraph-rsid="00097220"/>
    </style:style>
    <style:style style:name="P6" style:family="paragraph" style:parent-style-name="Standard">
      <style:text-properties officeooo:paragraph-rsid="000ef362"/>
    </style:style>
    <style:style style:name="P7" style:family="paragraph" style:parent-style-name="Standard">
      <style:text-properties officeooo:rsid="000ef362" officeooo:paragraph-rsid="000ef362"/>
    </style:style>
    <style:style style:name="P8" style:family="paragraph" style:parent-style-name="Standard">
      <style:text-properties officeooo:rsid="000f6652" officeooo:paragraph-rsid="000f6652"/>
    </style:style>
    <style:style style:name="T1" style:family="text">
      <style:text-properties officeooo:rsid="00004712"/>
    </style:style>
    <style:style style:name="T2" style:family="text">
      <style:text-properties fo:font-variant="normal" fo:text-transform="none" fo:color="#1f2328" loext:opacity="100%" style:font-name="ui-monospace" fo:font-size="9pt" fo:letter-spacing="normal" fo:font-style="normal" fo:font-weight="normal"/>
    </style:style>
    <style:style style:name="T3" style:family="text">
      <style:text-properties fo:font-variant="normal" fo:text-transform="none" fo:color="#1f2328" loext:opacity="100%" style:font-name="apple-system" fo:font-size="10.5pt" fo:letter-spacing="normal" fo:font-style="normal" fo:font-weight="bold"/>
    </style:style>
    <style:style style:name="T4" style:family="text">
      <style:text-properties fo:font-variant="normal" fo:text-transform="none" fo:color="#656d76" loext:opacity="100%" style:font-name="apple-system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374151" loext:opacity="100%" fo:letter-spacing="normal"/>
    </style:style>
    <style:style style:name="T7" style:family="text">
      <style:text-properties fo:color="#1f2328" loext:opacity="100%" fo:font-weight="bold"/>
    </style:style>
    <style:style style:name="T8" style:family="text">
      <style:text-properties officeooo:rsid="0002df7b"/>
    </style:style>
    <style:style style:name="T9" style:family="text">
      <style:text-properties fo:color="#569cd6" loext:opacity="100%"/>
    </style:style>
    <style:style style:name="T10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11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12" style:family="text">
      <style:text-properties fo:color="#d4d4d4" loext:opacity="100%" style:font-name="Droid Sans Mono" fo:font-size="10.5pt" fo:font-weight="normal" officeooo:rsid="000a8390" fo:background-color="#1e1e1e" loext:char-shading-value="0"/>
    </style:style>
    <style:style style:name="T13" style:family="text">
      <style:text-properties fo:color="#d4d4d4" loext:opacity="100%" style:font-name="Droid Sans Mono" fo:font-size="10.5pt" fo:font-weight="normal" officeooo:rsid="00097220" fo:background-color="#1e1e1e" loext:char-shading-value="0"/>
    </style:style>
    <style:style style:name="T14" style:family="text">
      <style:text-properties officeooo:rsid="00040e1f"/>
    </style:style>
    <style:style style:name="T15" style:family="text">
      <style:text-properties fo:color="#ce9178" loext:opacity="100%"/>
    </style:style>
    <style:style style:name="T16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7" style:family="text">
      <style:text-properties officeooo:rsid="00097220"/>
    </style:style>
    <style:style style:name="T18" style:family="text">
      <style:text-properties officeooo:rsid="000ef362"/>
    </style:style>
    <style:style style:name="T19" style:family="text">
      <style:text-properties fo:color="#0969da" loext:opacity="100%" style:text-line-through-style="none" style:text-line-through-type="none" style:text-underline-style="none" fo:font-weight="bold" style:text-blinking="false" fo:background-color="transparent" loext:char-shading-value="0"/>
    </style:style>
    <style:style style:name="T20" style:family="text">
      <style:text-properties fo:color="#0969da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color="#656d76" loext:opacity="100%" fo:font-size="10.5pt" fo:font-weight="normal" loext:padding="0cm" loext:border="none"/>
    </style:style>
    <style:style style:name="T22" style:family="text">
      <style:text-properties loext:padding="0cm" loext:border="none"/>
    </style:style>
    <style:style style:name="T23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 – “Pin checking”</text:p>
      <text:p text:style-name="P2"><text:span text:style-name="T1"><text:tab/>m</text:span><text:span text:style-name="T2">ade delay increase immune against hardware hacking.</text:span></text:p>
      <text:p text:style-name="P2"><text:span text:style-name="T2"/></text:p>
      <text:p text:style-name="P1">Search – “Pin enter”</text:p>
      <text:p text:style-name="P1"/>
      <text:p text:style-name="P1"/>
      <text:p text:style-name="P1"><text:span text:style-name="T8">1) </text:span>/home/kapil/01 Thesis Work/trezor-firmware-master/python/tools/trezorctl_script_client.py</text:p>
      <text:p text:style-name="P2"><text:span text:style-name="T1"><text:s/><text:tab/></text:span><text:span text:style-name="T10">def</text:span><text:span text:style-name="T11"> get_pin_from_user(code: Optional[str] = </text:span><text:span text:style-name="T10">None</text:span><text:span text:style-name="T11">) -&gt; str:</text:span></text:p>
      <text:p text:style-name="P1"><text:tab/><text:span text:style-name="T14">pwd_reader.py</text:span></text:p>
      <text:p text:style-name="P2"><text:span text:style-name="T1"><text:tab/></text:span><text:span text:style-name="T16">password.dat</text:span></text:p>
      <text:p text:style-name="P1"><text:tab/>/home/kapil/01 Thesis Work/trezor-firmware-master/python/tools/encfs_aes_getpass.py</text:p>
      <text:p text:style-name="P1"><text:tab/>grep -r "invalid" .</text:p>
      <text:p text:style-name="P1"><text:tab/></text:p>
      <text:p text:style-name="P1">./trezor-firmware-master/core/src/trezor/wire/errors.py: <text:s text:c="3"/>def __init__(self, message: str = "PIN invalid") -&gt; None:</text:p>
      <text:p text:style-name="P1"/>
      <text:p text:style-name="P4">pin1 = <text:span text:style-name="T9">await</text:span> request_pin(<text:span text:style-name="T15">"Enter new PIN"</text:span>, *args, **kwargs)</text:p>
      <text:p text:style-name="P3"><text:span text:style-name="T9">await</text:span> confirm_reenter_pin()</text:p>
      <text:p text:style-name="P3">pin2 = <text:span text:style-name="T9">await</text:span> request_pin(<text:span text:style-name="T15">"Re-enter new PIN"</text:span>, *args, **kwargs)</text:p>
      <text:p text:style-name="P1"/>
      <text:p text:style-name="P5"><text:span text:style-name="T17">request_pin.py ==&gt; /home/kapil/01 Thesis Work/trezor-firmware-master/core/src/apps/common/request_pin.py <text:s text:c="3"/>(</text:span><text:span text:style-name="T10">async</text:span><text:span text:style-name="T11"> </text:span><text:span text:style-name="T10">def</text:span><text:span text:style-name="T11"> verify_user_pin</text:span><text:span text:style-name="T17">)</text:span></text:p>
      <text:p text:style-name="P5"/>
      <text:p text:style-name="P5">- <text:span text:style-name="T11">PinInvalid</text:span></text:p>
      <text:p text:style-name="P5">- <text:span text:style-name="T11">verify_user</text:span></text:p>
      <text:p text:style-name="P5">- <text:span text:style-name="T10">from</text:span><text:span text:style-name="T11"> apps.common.request_pin </text:span><text:span text:style-name="T10">import</text:span><text:span text:style-name="T11"> can_lock_device, verify_user_pin</text:span></text:p>
      <text:p text:style-name="P3"/>
      <text:p text:style-name="P5">-<text:span text:style-name="T11">has_pin() : </text:span><text:span text:style-name="T12">retruen true if device has stored Pin otherwise false</text:span></text:p>
      <text:p text:style-name="P5"><text:span text:style-name="T12"/></text:p>
      <text:p text:style-name="P5"><text:span text:style-name="T12"/></text:p>
      <text:p text:style-name="P5"><text:span text:style-name="T12">storage_unlock(const uint8_t *pin, size_t pin_len, const uint8_t *ext_salt)</text:span></text:p>
      <text:p text:style-name="P5"><text:span text:style-name="T12"/></text:p>
      <text:p text:style-name="P6"><text:span text:style-name="T18">path : </text:span><text:a xlink:type="simple" xlink:href="https://github.com/trezor/trezor-firmware/tree/58bb7024983b78db8310a1409708b7839215f704" text:style-name="Internet_20_link" text:visited-style-name="Visited_20_Internet_20_Link"><text:span text:style-name="T19">trezor-firmware</text:span></text:a><text:span text:style-name="T21">/</text:span><text:a xlink:type="simple" xlink:href="https://github.com/trezor/trezor-firmware/tree/58bb7024983b78db8310a1409708b7839215f704/storage" text:style-name="Internet_20_link" text:visited-style-name="Visited_20_Internet_20_Link"><text:span text:style-name="T20">storage</text:span></text:a><text:span text:style-name="T4">/</text:span><text:bookmark text:name="sticky-file-name-id"/><text:span text:style-name="T3">storage.c</text:span></text:p>
      <text:p text:style-name="P6"><text:span text:style-name="T3"/></text:p>
      <text:p text:style-name="P6"><text:span text:style-name="T3"/></text:p>
      <text:p text:style-name="P8"><text:span text:style-name="T3">verify_user_pin()</text:span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typedef struct {</text:p>
      <text:p text:style-name="P8"><text:s text:c="4"/>ECRYPT_ctx <text:s text:c="6"/>chacha20;</text:p>
      <text:p text:style-name="P8"><text:s text:c="4"/>poly1305_context poly1305;</text:p>
      <text:p text:style-name="P8">} chacha20poly1305_ctx;</text:p>
      <text:p text:style-name="P8"><text:span text:style-name="T5">In summary, </text:span><text:span text:style-name="Source_20_Text"><text:span text:style-name="T23">chacha20poly1305_ctx</text:span></text:span><text:span text:style-name="T6"> </text:span><text:span text:style-name="T5">is a composite structure that combines the context data for both the ChaCha20 stream cipher and the Poly1305 MAC algorithm. This combination is often used in authenticated encryption schemes like ChaCha20-Poly1305, where ChaCha20 provides the encryption of the data, and Poly1305 provides message authentication to ensure data integrity and authenticity. Having a single struct to hold both contexts makes it convenient to manage the state for both cryptographic operations within the same code.</text:span></text:p>
      <text:p text:style-name="P8"><text:span text:style-name="T5"/></text:p>
      <text:p text:style-name="P8"><text:span text:style-name="T5"/></text:p>
      <text:p text:style-name="P8"><text:span text:style-name="T5"/>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8:12:58.885958143</meta:creation-date>
    <dc:date>2023-09-14T12:11:29.066633811</dc:date>
    <meta:editing-duration>PT1H38M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187" meta:character-count="1697" meta:non-whitespace-character-count="1506"/>
  </office:meta>
</office:document-meta>
</file>